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fo:font-size="10pt"/>
    </style:style>
    <style:style style:name="P2" style:family="paragraph" style:parent-style-name="Standard" style:list-style-name="L1">
      <style:text-properties style:font-name="Verdana" fo:font-size="10pt"/>
    </style:style>
    <style:style style:name="P3" style:family="paragraph" style:parent-style-name="Standard" style:list-style-name="L1">
      <style:text-properties style:font-name="Verdana" fo:font-size="10p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M Assist </text:span>helps you run pen and paper d20 games. <text:s/>It aims to be quick and light, so you can spend most of your time working with the players, not the computer. It uses minimal information, to make it fast to setup. <text:s/>It provides a command line interface, because command lines allow for a great deal of power and accessible easily and quickly. <text:s/>But it also provides standard windowing access, so you get started using it very quickly. </text:p>
      <text:p text:style-name="P1"/>
      <text:p text:style-name="P1">Features:</text:p>
      <text:list text:style-name="L1">
        <text:list-item>
          <text:p text:style-name="P2">Combat/initiative tracker<text:line-break/></text:p>
        </text:list-item>
        <text:list-item>
          <text:p text:style-name="P2">Tracks hitpoints, subdual damage, and initiative rolls for characters.<text:line-break/></text:p>
        </text:list-item>
        <text:list-item>
          <text:p text:style-name="P2">Tracks limited duration effects (such as spells), removing them when they expire.<text:line-break/></text:p>
        </text:list-item>
        <text:list-item>
          <text:p text:style-name="P2">Integrated dice roller – most places which accept a number accept a dice equation as well.<text:line-break/></text:p>
        </text:list-item>
        <text:list-item>
          <text:p text:style-name="P2">Complex dice equations – multiple dice rolls summed together, like 2 + 3d12 + 2d6 + 1d4 + 12<text:line-break/></text:p>
        </text:list-item>
        <text:list-item>
          <text:p text:style-name="P2">Combined windowing and command-line interface.<text:line-break/></text:p>
        </text:list-item>
        <text:list-item>
          <text:p text:style-name="P2">Save and load groups of characters.</text:p>
        </text:list-item>
      </text:list>
      <text:p text:style-name="P1"/>
      <text:p text:style-name="P1">DM Assist is free software, released under GPLv3.</text:p>
      <text:p text:style-name="P1"/>
      <text:p text:style-name="P1">Developers: DM Assist is written in Java using a Swing interface, with model-view separation. <text:s/>Designed with Test First Development using JUnit tests. Save files are in Yaml format, using jYaml. <text:s/></text:p>
      <text:p text:style-name="P1"/>
      <text:p text:style-name="P1">Happy gaming,</text:p>
      <text:p text:style-name="P1"/>
      <text:p text:style-name="P1">Ron “Ziroby” Romer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n Romero</meta:initial-creator>
    <meta:creation-date>2009-10-02T13:23:05</meta:creation-date>
    <dc:creator>Ron Romero</dc:creator>
    <dc:date>2009-10-03T04:50:06</dc:date>
    <meta:editing-cycles>1</meta:editing-cycles>
    <meta:editing-duration>PT15H11M51S</meta:editing-duration>
    <meta:user-defined meta:name="Info 1"/>
    <meta:user-defined meta:name="Info 2"/>
    <meta:user-defined meta:name="Info 3"/>
    <meta:user-defined meta:name="Info 4"/>
    <meta:document-statistic meta:table-count="0" meta:image-count="0" meta:object-count="0" meta:page-count="1" meta:paragraph-count="13" meta:word-count="188" meta:character-count="1166"/>
  </office:meta>
</office:document-meta>
</file>